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imple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listIterator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imple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impleLis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impleList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subList( int from , int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XmlSimple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impleList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stringValu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imple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impleLis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impleList.addAll( int index ,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